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fo:border="0.06pt solid #000000"/>
    </style:style>
    <style:style style:name="ce6" style:family="table-cell" style:parent-style-name="Default">
      <style:table-cell-properties fo:background-color="#00ff66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ackground-color="#00ccff"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00ff66" fo:wrap-option="wrap" fo:border="0.06pt solid #000000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159.99mm" svg:height="89.99mm" svg:x="161.02mm" svg:y="82.99mm">
            <loext:p draw:notify-on-update-of-ranges="Hoja1.A20:Hoja1.A26 Hoja1.C19:Hoja1.C19 Hoja1.C20:Hoja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372.3mm">
            <loext:p draw:notify-on-update-of-ranges="Hoja1.A20:Hoja1.A26 Hoja1.B20:Hoja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8.05mm" svg:y="202.78mm">
            <loext:p draw:notify-on-update-of-ranges="Hoja1.A20:Hoja1.A26 Hoja1.D20:Hoja1.D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3.65mm" svg:height="100.02mm" svg:x="344.84mm" svg:y="77.69mm">
            <loext:p draw:notify-on-update-of-ranges="Hoja1.A30:Hoja1.A36 Hoja1.C30:Hoja1.C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84.11mm" svg:y="315.55mm">
            <loext:p draw:notify-on-update-of-ranges="Hoja1.A30:Hoja1.A36 Hoja1.D30:Hoja1.D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6.64mm" svg:y="248.73mm">
            <loext:p draw:notify-on-update-of-ranges="Hoja1.A40:Hoja1.A40 Hoja1.A41:Hoja1.A47 Hoja1.B40:Hoja1.B40 Hoja1.B41:Hoja1.B47 Hoja1.A40:Hoja1.A40 Hoja1.A41:Hoja1.A47 Hoja1.C40:Hoja1.C40 Hoja1.C41:Hoja1.C4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MPLEMENTACIÓN CON HILOS (tiempo dado en segundos)</text:p>
          </table:table-cell>
          <table:covered-table-cell table:style-name="ce6"/>
          <table:covered-table-cell table:style-name="ce11"/>
          <table:covered-table-cell table:style-name="ce2"/>
          <table:covered-table-cell table:number-columns-repeated="4" table:style-name="ce3"/>
          <table:table-cell table:number-columns-repeated="2"/>
          <table:table-cell table:style-name="ce12" office:value-type="string" calcext:value-type="string" table:number-columns-spanned="8" table:number-rows-spanned="1">
            <text:p>IMPLEMENTACIÓN SECUENCIAL (tiempo dado en segundos)</text:p>
          </table:table-cell>
          <table:covered-table-cell table:number-columns-repeated="7" table:style-name="ce7"/>
          <table:table-cell/>
          <table:table-cell table:style-name="ce12" office:value-type="string" calcext:value-type="string" table:number-columns-spanned="8" table:number-rows-spanned="1">
            <text:p>IMPLEMENTACIÓN CON PROCESOS (tiempo dado en segundos)</text:p>
          </table:table-cell>
          <table:covered-table-cell table:number-columns-repeated="7" table:style-name="ce7"/>
        </table:table-row>
        <table:table-row table:style-name="ro1"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001228" calcext:value-type="float">
            <text:p>0,001228</text:p>
          </table:table-cell>
          <table:table-cell office:value-type="float" office:value="0.014815" calcext:value-type="float">
            <text:p>0,014815</text:p>
          </table:table-cell>
          <table:table-cell office:value-type="float" office:value="0.072391" calcext:value-type="float">
            <text:p>0,072391</text:p>
          </table:table-cell>
          <table:table-cell table:style-name="ce7" office:value-type="float" office:value="1.445255" calcext:value-type="float">
            <text:p>1,445255</text:p>
          </table:table-cell>
          <table:table-cell table:style-name="ce7" office:value-type="float" office:value="9.949138" calcext:value-type="float">
            <text:p>9,949138</text:p>
          </table:table-cell>
          <table:table-cell table:style-name="ce7" office:value-type="float" office:value="19.311508" calcext:value-type="float">
            <text:p>19,311508</text:p>
          </table:table-cell>
          <table:table-cell table:style-name="ce7" office:value-type="float" office:value="114.049306" calcext:value-type="float">
            <text:p>114,04930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8707" calcext:value-type="float">
            <text:p>0,008707</text:p>
          </table:table-cell>
          <table:table-cell office:value-type="float" office:value="0.066717" calcext:value-type="float">
            <text:p>0,066717</text:p>
          </table:table-cell>
          <table:table-cell office:value-type="float" office:value="1.696583" calcext:value-type="float">
            <text:p>1,696583</text:p>
          </table:table-cell>
          <table:table-cell office:value-type="float" office:value="11.025918" calcext:value-type="float">
            <text:p>11,025918</text:p>
          </table:table-cell>
          <table:table-cell office:value-type="float" office:value="23.05065" calcext:value-type="float">
            <text:p>23,05065</text:p>
          </table:table-cell>
          <table:table-cell office:value-type="float" office:value="198.588116" calcext:value-type="float">
            <text:p>198,5881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000473" calcext:value-type="float">
            <text:p>0,000473</text:p>
          </table:table-cell>
          <table:table-cell office:value-type="float" office:value="0.008779" calcext:value-type="float">
            <text:p>0,008779</text:p>
          </table:table-cell>
          <table:table-cell office:value-type="float" office:value="0.039613" calcext:value-type="float">
            <text:p>0,039613</text:p>
          </table:table-cell>
          <table:table-cell office:value-type="float" office:value="0.819163" calcext:value-type="float">
            <text:p>0,819163</text:p>
          </table:table-cell>
          <table:table-cell office:value-type="float" office:value="6.076385" calcext:value-type="float">
            <text:p>6,076385</text:p>
          </table:table-cell>
          <table:table-cell office:value-type="float" office:value="11.233157" calcext:value-type="float">
            <text:p>11,233157</text:p>
          </table:table-cell>
          <table:table-cell office:value-type="float" office:value="95.64709" calcext:value-type="float">
            <text:p>95,647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001342" calcext:value-type="float">
            <text:p>0,001342</text:p>
          </table:table-cell>
          <table:table-cell office:value-type="float" office:value="0.015114" calcext:value-type="float">
            <text:p>0,015114</text:p>
          </table:table-cell>
          <table:table-cell office:value-type="float" office:value="0.077129" calcext:value-type="float">
            <text:p>0,077129</text:p>
          </table:table-cell>
          <table:table-cell table:style-name="ce7" office:value-type="float" office:value="0.976123" calcext:value-type="float">
            <text:p>0,976123</text:p>
          </table:table-cell>
          <table:table-cell table:style-name="ce7" office:value-type="float" office:value="7.98672" calcext:value-type="float">
            <text:p>7,98672</text:p>
          </table:table-cell>
          <table:table-cell table:style-name="ce7" office:value-type="float" office:value="14.913088" calcext:value-type="float">
            <text:p>14,913088</text:p>
          </table:table-cell>
          <table:table-cell table:style-name="ce7" office:value-type="float" office:value="192.238484" calcext:value-type="float">
            <text:p>192,23848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11321" calcext:value-type="float">
            <text:p>0,011321</text:p>
          </table:table-cell>
          <table:table-cell office:value-type="float" office:value="0.063909" calcext:value-type="float">
            <text:p>0,063909</text:p>
          </table:table-cell>
          <table:table-cell office:value-type="float" office:value="1.777635" calcext:value-type="float">
            <text:p>1,777635</text:p>
          </table:table-cell>
          <table:table-cell office:value-type="float" office:value="11.217768" calcext:value-type="float">
            <text:p>11,217768</text:p>
          </table:table-cell>
          <table:table-cell office:value-type="float" office:value="23.003422" calcext:value-type="float">
            <text:p>23,003422</text:p>
          </table:table-cell>
          <table:table-cell office:value-type="float" office:value="198.731774" calcext:value-type="float">
            <text:p>198,73177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8754" calcext:value-type="float">
            <text:p>0,008754</text:p>
          </table:table-cell>
          <table:table-cell office:value-type="float" office:value="0.04905" calcext:value-type="float">
            <text:p>0,04905</text:p>
          </table:table-cell>
          <table:table-cell office:value-type="float" office:value="0.917474" calcext:value-type="float">
            <text:p>0,917474</text:p>
          </table:table-cell>
          <table:table-cell office:value-type="float" office:value="5.769686" calcext:value-type="float">
            <text:p>5,769686</text:p>
          </table:table-cell>
          <table:table-cell office:value-type="float" office:value="11.32583" calcext:value-type="float">
            <text:p>11,32583</text:p>
          </table:table-cell>
          <table:table-cell office:value-type="float" office:value="95.422326" calcext:value-type="float">
            <text:p>95,42232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14989" calcext:value-type="float">
            <text:p>0,014989</text:p>
          </table:table-cell>
          <table:table-cell office:value-type="float" office:value="0.081865" calcext:value-type="float">
            <text:p>0,081865</text:p>
          </table:table-cell>
          <table:table-cell table:style-name="ce7" office:value-type="float" office:value="1.476339" calcext:value-type="float">
            <text:p>1,476339</text:p>
          </table:table-cell>
          <table:table-cell table:style-name="ce7" office:value-type="float" office:value="9.656639" calcext:value-type="float">
            <text:p>9,656639</text:p>
          </table:table-cell>
          <table:table-cell table:style-name="ce7" office:value-type="float" office:value="16.30239" calcext:value-type="float">
            <text:p>16,30239</text:p>
          </table:table-cell>
          <table:table-cell table:style-name="ce7" office:value-type="float" office:value="165.830074" calcext:value-type="float">
            <text:p>165,83007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7936" calcext:value-type="float">
            <text:p>0,007936</text:p>
          </table:table-cell>
          <table:table-cell office:value-type="float" office:value="0.063588" calcext:value-type="float">
            <text:p>0,063588</text:p>
          </table:table-cell>
          <table:table-cell office:value-type="float" office:value="1.55296" calcext:value-type="float">
            <text:p>1,55296</text:p>
          </table:table-cell>
          <table:table-cell office:value-type="float" office:value="10.97958" calcext:value-type="float">
            <text:p>10,97958</text:p>
          </table:table-cell>
          <table:table-cell office:value-type="float" office:value="22.790453" calcext:value-type="float">
            <text:p>22,790453</text:p>
          </table:table-cell>
          <table:table-cell office:value-type="float" office:value="197.164891" calcext:value-type="float">
            <text:p>197,16489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8732" calcext:value-type="float">
            <text:p>0,008732</text:p>
          </table:table-cell>
          <table:table-cell office:value-type="float" office:value="0.044463" calcext:value-type="float">
            <text:p>0,044463</text:p>
          </table:table-cell>
          <table:table-cell office:value-type="float" office:value="0.9229" calcext:value-type="float">
            <text:p>0,9229</text:p>
          </table:table-cell>
          <table:table-cell office:value-type="float" office:value="5.276212" calcext:value-type="float">
            <text:p>5,276212</text:p>
          </table:table-cell>
          <table:table-cell office:value-type="float" office:value="11.073209" calcext:value-type="float">
            <text:p>11,073209</text:p>
          </table:table-cell>
          <table:table-cell office:value-type="float" office:value="101.18951" calcext:value-type="float">
            <text:p>101,1895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13836" calcext:value-type="float">
            <text:p>0,013836</text:p>
          </table:table-cell>
          <table:table-cell office:value-type="float" office:value="0.077696" calcext:value-type="float">
            <text:p>0,077696</text:p>
          </table:table-cell>
          <table:table-cell table:style-name="ce7" office:value-type="float" office:value="1.486744" calcext:value-type="float">
            <text:p>1,486744</text:p>
          </table:table-cell>
          <table:table-cell table:style-name="ce7" office:value-type="float" office:value="8.821073" calcext:value-type="float">
            <text:p>8,821073</text:p>
          </table:table-cell>
          <table:table-cell table:style-name="ce7" office:value-type="float" office:value="21.629171" calcext:value-type="float">
            <text:p>21,629171</text:p>
          </table:table-cell>
          <table:table-cell table:style-name="ce7" office:value-type="float" office:value="162.933353" calcext:value-type="float">
            <text:p>162,93335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10614" calcext:value-type="float">
            <text:p>0,010614</text:p>
          </table:table-cell>
          <table:table-cell office:value-type="float" office:value="0.063801" calcext:value-type="float">
            <text:p>0,063801</text:p>
          </table:table-cell>
          <table:table-cell office:value-type="float" office:value="1.529325" calcext:value-type="float">
            <text:p>1,529325</text:p>
          </table:table-cell>
          <table:table-cell office:value-type="float" office:value="11.007149" calcext:value-type="float">
            <text:p>11,007149</text:p>
          </table:table-cell>
          <table:table-cell office:value-type="float" office:value="22.826133" calcext:value-type="float">
            <text:p>22,826133</text:p>
          </table:table-cell>
          <table:table-cell office:value-type="float" office:value="196.296044" calcext:value-type="float">
            <text:p>196,29604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0.000523" calcext:value-type="float">
            <text:p>0,000523</text:p>
          </table:table-cell>
          <table:table-cell office:value-type="float" office:value="0.009856" calcext:value-type="float">
            <text:p>0,009856</text:p>
          </table:table-cell>
          <table:table-cell office:value-type="float" office:value="0.053547" calcext:value-type="float">
            <text:p>0,053547</text:p>
          </table:table-cell>
          <table:table-cell office:value-type="float" office:value="0.940168" calcext:value-type="float">
            <text:p>0,940168</text:p>
          </table:table-cell>
          <table:table-cell office:value-type="float" office:value="5.596793" calcext:value-type="float">
            <text:p>5,596793</text:p>
          </table:table-cell>
          <table:table-cell office:value-type="float" office:value="11.179473" calcext:value-type="float">
            <text:p>11,179473</text:p>
          </table:table-cell>
          <table:table-cell office:value-type="float" office:value="96.268104" calcext:value-type="float">
            <text:p>96,26810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15078" calcext:value-type="float">
            <text:p>0,015078</text:p>
          </table:table-cell>
          <table:table-cell office:value-type="float" office:value="0.060715" calcext:value-type="float">
            <text:p>0,060715</text:p>
          </table:table-cell>
          <table:table-cell table:style-name="ce7" office:value-type="float" office:value="1.36368" calcext:value-type="float">
            <text:p>1,36368</text:p>
          </table:table-cell>
          <table:table-cell table:style-name="ce7" office:value-type="float" office:value="9.513284" calcext:value-type="float">
            <text:p>9,513284</text:p>
          </table:table-cell>
          <table:table-cell table:style-name="ce7" office:value-type="float" office:value="20.571258" calcext:value-type="float">
            <text:p>20,571258</text:p>
          </table:table-cell>
          <table:table-cell table:style-name="ce7" office:value-type="float" office:value="133.769969" calcext:value-type="float">
            <text:p>133,769969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8507" calcext:value-type="float">
            <text:p>0,008507</text:p>
          </table:table-cell>
          <table:table-cell office:value-type="float" office:value="0.064053" calcext:value-type="float">
            <text:p>0,064053</text:p>
          </table:table-cell>
          <table:table-cell office:value-type="float" office:value="1.914466" calcext:value-type="float">
            <text:p>1,914466</text:p>
          </table:table-cell>
          <table:table-cell office:value-type="float" office:value="11.095712" calcext:value-type="float">
            <text:p>11,095712</text:p>
          </table:table-cell>
          <table:table-cell office:value-type="float" office:value="22.893029" calcext:value-type="float">
            <text:p>22,893029</text:p>
          </table:table-cell>
          <table:table-cell office:value-type="float" office:value="196.564942" calcext:value-type="float">
            <text:p>196,56494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8316" calcext:value-type="float">
            <text:p>0,008316</text:p>
          </table:table-cell>
          <table:table-cell office:value-type="float" office:value="0.047111" calcext:value-type="float">
            <text:p>0,047111</text:p>
          </table:table-cell>
          <table:table-cell office:value-type="float" office:value="0.926069" calcext:value-type="float">
            <text:p>0,926069</text:p>
          </table:table-cell>
          <table:table-cell office:value-type="float" office:value="5.324141" calcext:value-type="float">
            <text:p>5,324141</text:p>
          </table:table-cell>
          <table:table-cell office:value-type="float" office:value="10.960025" calcext:value-type="float">
            <text:p>10,960025</text:p>
          </table:table-cell>
          <table:table-cell office:value-type="float" office:value="95.487048" calcext:value-type="float">
            <text:p>95,48704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12456" calcext:value-type="float">
            <text:p>0,012456</text:p>
          </table:table-cell>
          <table:table-cell office:value-type="float" office:value="0.07937" calcext:value-type="float">
            <text:p>0,07937</text:p>
          </table:table-cell>
          <table:table-cell table:style-name="ce7" office:value-type="float" office:value="1.673618" calcext:value-type="float">
            <text:p>1,673618</text:p>
          </table:table-cell>
          <table:table-cell table:style-name="ce7" office:value-type="float" office:value="6.640853" calcext:value-type="float">
            <text:p>6,640853</text:p>
          </table:table-cell>
          <table:table-cell table:style-name="ce7" office:value-type="float" office:value="21.067466" calcext:value-type="float">
            <text:p>21,067466</text:p>
          </table:table-cell>
          <table:table-cell table:style-name="ce7" office:value-type="float" office:value="180.908396" calcext:value-type="float">
            <text:p>180,908396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6972" calcext:value-type="float">
            <text:p>0,006972</text:p>
          </table:table-cell>
          <table:table-cell office:value-type="float" office:value="0.059075" calcext:value-type="float">
            <text:p>0,059075</text:p>
          </table:table-cell>
          <table:table-cell office:value-type="float" office:value="1.454648" calcext:value-type="float">
            <text:p>1,454648</text:p>
          </table:table-cell>
          <table:table-cell office:value-type="float" office:value="10.027709" calcext:value-type="float">
            <text:p>10,027709</text:p>
          </table:table-cell>
          <table:table-cell office:value-type="float" office:value="21.131893" calcext:value-type="float">
            <text:p>21,131893</text:p>
          </table:table-cell>
          <table:table-cell office:value-type="float" office:value="185.382501" calcext:value-type="float">
            <text:p>185,38250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886" calcext:value-type="float">
            <text:p>0,00886</text:p>
          </table:table-cell>
          <table:table-cell office:value-type="float" office:value="0.045155" calcext:value-type="float">
            <text:p>0,045155</text:p>
          </table:table-cell>
          <table:table-cell office:value-type="float" office:value="0.921572" calcext:value-type="float">
            <text:p>0,921572</text:p>
          </table:table-cell>
          <table:table-cell office:value-type="float" office:value="5.303858" calcext:value-type="float">
            <text:p>5,303858</text:p>
          </table:table-cell>
          <table:table-cell office:value-type="float" office:value="10.806473" calcext:value-type="float">
            <text:p>10,806473</text:p>
          </table:table-cell>
          <table:table-cell office:value-type="float" office:value="96.245024" calcext:value-type="float">
            <text:p>96,24502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15327" calcext:value-type="float">
            <text:p>0,015327</text:p>
          </table:table-cell>
          <table:table-cell office:value-type="float" office:value="0.070366" calcext:value-type="float">
            <text:p>0,070366</text:p>
          </table:table-cell>
          <table:table-cell table:style-name="ce7" office:value-type="float" office:value="1.175732" calcext:value-type="float">
            <text:p>1,175732</text:p>
          </table:table-cell>
          <table:table-cell table:style-name="ce7" office:value-type="float" office:value="9.191771" calcext:value-type="float">
            <text:p>9,191771</text:p>
          </table:table-cell>
          <table:table-cell table:style-name="ce7" office:value-type="float" office:value="20.349819" calcext:value-type="float">
            <text:p>20,349819</text:p>
          </table:table-cell>
          <table:table-cell table:style-name="ce7" office:value-type="float" office:value="127.448398" calcext:value-type="float">
            <text:p>127,448398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9318" calcext:value-type="float">
            <text:p>0,009318</text:p>
          </table:table-cell>
          <table:table-cell office:value-type="float" office:value="0.059398" calcext:value-type="float">
            <text:p>0,059398</text:p>
          </table:table-cell>
          <table:table-cell office:value-type="float" office:value="1.553169" calcext:value-type="float">
            <text:p>1,553169</text:p>
          </table:table-cell>
          <table:table-cell office:value-type="float" office:value="10.16939" calcext:value-type="float">
            <text:p>10,16939</text:p>
          </table:table-cell>
          <table:table-cell office:value-type="float" office:value="21.132597" calcext:value-type="float">
            <text:p>21,132597</text:p>
          </table:table-cell>
          <table:table-cell office:value-type="float" office:value="184.00702" calcext:value-type="float">
            <text:p>184,0070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9082" calcext:value-type="float">
            <text:p>0,009082</text:p>
          </table:table-cell>
          <table:table-cell office:value-type="float" office:value="0.046421" calcext:value-type="float">
            <text:p>0,046421</text:p>
          </table:table-cell>
          <table:table-cell office:value-type="float" office:value="0.932895" calcext:value-type="float">
            <text:p>0,932895</text:p>
          </table:table-cell>
          <table:table-cell office:value-type="float" office:value="5.358065" calcext:value-type="float">
            <text:p>5,358065</text:p>
          </table:table-cell>
          <table:table-cell office:value-type="float" office:value="10.696624" calcext:value-type="float">
            <text:p>10,696624</text:p>
          </table:table-cell>
          <table:table-cell office:value-type="float" office:value="95.009629" calcext:value-type="float">
            <text:p>95,00962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15689" calcext:value-type="float">
            <text:p>0,015689</text:p>
          </table:table-cell>
          <table:table-cell office:value-type="float" office:value="0.077763" calcext:value-type="float">
            <text:p>0,077763</text:p>
          </table:table-cell>
          <table:table-cell table:style-name="ce7" office:value-type="float" office:value="1.140972" calcext:value-type="float">
            <text:p>1,140972</text:p>
          </table:table-cell>
          <table:table-cell table:style-name="ce7" office:value-type="float" office:value="7.236302" calcext:value-type="float">
            <text:p>7,236302</text:p>
          </table:table-cell>
          <table:table-cell table:style-name="ce7" office:value-type="float" office:value="20.564291" calcext:value-type="float">
            <text:p>20,564291</text:p>
          </table:table-cell>
          <table:table-cell table:style-name="ce7" office:value-type="float" office:value="191.596062" calcext:value-type="float">
            <text:p>191,59606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11053" calcext:value-type="float">
            <text:p>0,011053</text:p>
          </table:table-cell>
          <table:table-cell office:value-type="float" office:value="0.061804" calcext:value-type="float">
            <text:p>0,061804</text:p>
          </table:table-cell>
          <table:table-cell office:value-type="float" office:value="1.539698" calcext:value-type="float">
            <text:p>1,539698</text:p>
          </table:table-cell>
          <table:table-cell office:value-type="float" office:value="10.355836" calcext:value-type="float">
            <text:p>10,355836</text:p>
          </table:table-cell>
          <table:table-cell office:value-type="float" office:value="21.554958" calcext:value-type="float">
            <text:p>21,554958</text:p>
          </table:table-cell>
          <table:table-cell office:value-type="float" office:value="185.116232" calcext:value-type="float">
            <text:p>185,11623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.000415" calcext:value-type="float">
            <text:p>0,000415</text:p>
          </table:table-cell>
          <table:table-cell office:value-type="float" office:value="0.00858" calcext:value-type="float">
            <text:p>0,00858</text:p>
          </table:table-cell>
          <table:table-cell office:value-type="float" office:value="0.045466" calcext:value-type="float">
            <text:p>0,045466</text:p>
          </table:table-cell>
          <table:table-cell office:value-type="float" office:value="0.938342" calcext:value-type="float">
            <text:p>0,938342</text:p>
          </table:table-cell>
          <table:table-cell office:value-type="float" office:value="5.292186" calcext:value-type="float">
            <text:p>5,292186</text:p>
          </table:table-cell>
          <table:table-cell office:value-type="float" office:value="10.636114" calcext:value-type="float">
            <text:p>10,636114</text:p>
          </table:table-cell>
          <table:table-cell office:value-type="float" office:value="95.201766" calcext:value-type="float">
            <text:p>95,20176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0.000388" calcext:value-type="float">
            <text:p>0,000388</text:p>
          </table:table-cell>
          <table:table-cell office:value-type="float" office:value="0.010247" calcext:value-type="float">
            <text:p>0,010247</text:p>
          </table:table-cell>
          <table:table-cell office:value-type="float" office:value="0.077225" calcext:value-type="float">
            <text:p>0,077225</text:p>
          </table:table-cell>
          <table:table-cell table:style-name="ce7" office:value-type="float" office:value="1.014727" calcext:value-type="float">
            <text:p>1,014727</text:p>
          </table:table-cell>
          <table:table-cell table:style-name="ce7" office:value-type="float" office:value="8.716826" calcext:value-type="float">
            <text:p>8,716826</text:p>
          </table:table-cell>
          <table:table-cell table:style-name="ce7" office:value-type="float" office:value="20.231222" calcext:value-type="float">
            <text:p>20,231222</text:p>
          </table:table-cell>
          <table:table-cell table:style-name="ce7" office:value-type="float" office:value="170.62311" calcext:value-type="float">
            <text:p>170,62311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7345" calcext:value-type="float">
            <text:p>0,007345</text:p>
          </table:table-cell>
          <table:table-cell office:value-type="float" office:value="0.058828" calcext:value-type="float">
            <text:p>0,058828</text:p>
          </table:table-cell>
          <table:table-cell office:value-type="float" office:value="1.5348" calcext:value-type="float">
            <text:p>1,5348</text:p>
          </table:table-cell>
          <table:table-cell office:value-type="float" office:value="10.662544" calcext:value-type="float">
            <text:p>10,662544</text:p>
          </table:table-cell>
          <table:table-cell office:value-type="float" office:value="21.563793" calcext:value-type="float">
            <text:p>21,563793</text:p>
          </table:table-cell>
          <table:table-cell office:value-type="float" office:value="182.589572" calcext:value-type="float">
            <text:p>182,58957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9446" calcext:value-type="float">
            <text:p>0,009446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0.929484" calcext:value-type="float">
            <text:p>0,929484</text:p>
          </table:table-cell>
          <table:table-cell office:value-type="float" office:value="5.692629" calcext:value-type="float">
            <text:p>5,692629</text:p>
          </table:table-cell>
          <table:table-cell office:value-type="float" office:value="11.575546" calcext:value-type="float">
            <text:p>11,575546</text:p>
          </table:table-cell>
          <table:table-cell office:value-type="float" office:value="100.170502" calcext:value-type="float">
            <text:p>100,1705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12974" calcext:value-type="float">
            <text:p>0,012974</text:p>
          </table:table-cell>
          <table:table-cell office:value-type="float" office:value="0.075472" calcext:value-type="float">
            <text:p>0,075472</text:p>
          </table:table-cell>
          <table:table-cell table:style-name="ce7" office:value-type="float" office:value="1.407769" calcext:value-type="float">
            <text:p>1,407769</text:p>
          </table:table-cell>
          <table:table-cell table:style-name="ce7" office:value-type="float" office:value="9.655982" calcext:value-type="float">
            <text:p>9,655982</text:p>
          </table:table-cell>
          <table:table-cell table:style-name="ce7" office:value-type="float" office:value="14.403707" calcext:value-type="float">
            <text:p>14,403707</text:p>
          </table:table-cell>
          <table:table-cell table:style-name="ce7" office:value-type="float" office:value="170.374787" calcext:value-type="float">
            <text:p>170,37478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11026" calcext:value-type="float">
            <text:p>0,011026</text:p>
          </table:table-cell>
          <table:table-cell office:value-type="float" office:value="0.059724" calcext:value-type="float">
            <text:p>0,059724</text:p>
          </table:table-cell>
          <table:table-cell office:value-type="float" office:value="1.55803" calcext:value-type="float">
            <text:p>1,55803</text:p>
          </table:table-cell>
          <table:table-cell office:value-type="float" office:value="10.313104" calcext:value-type="float">
            <text:p>10,313104</text:p>
          </table:table-cell>
          <table:table-cell office:value-type="float" office:value="21.778125" calcext:value-type="float">
            <text:p>21,778125</text:p>
          </table:table-cell>
          <table:table-cell office:value-type="float" office:value="184.630674" calcext:value-type="float">
            <text:p>184,63067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9482" calcext:value-type="float">
            <text:p>0,009482</text:p>
          </table:table-cell>
          <table:table-cell office:value-type="float" office:value="0.044062" calcext:value-type="float">
            <text:p>0,044062</text:p>
          </table:table-cell>
          <table:table-cell office:value-type="float" office:value="0.932934" calcext:value-type="float">
            <text:p>0,932934</text:p>
          </table:table-cell>
          <table:table-cell office:value-type="float" office:value="5.324141" calcext:value-type="float">
            <text:p>5,324141</text:p>
          </table:table-cell>
          <table:table-cell office:value-type="float" office:value="11.32583" calcext:value-type="float">
            <text:p>11,32583</text:p>
          </table:table-cell>
          <table:table-cell office:value-type="float" office:value="95.64709" calcext:value-type="float">
            <text:p>95,64709</text:p>
          </table:table-cell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8" table:formula="of:=AVERAGE([.B3:.B12])" office:value-type="float" office:value="0.0010581" calcext:value-type="float">
            <text:p>0,00105810</text:p>
          </table:table-cell>
          <table:table-cell table:formula="of:=AVERAGE([.C3:.C12])" office:value-type="float" office:value="0.0140525" calcext:value-type="float">
            <text:p>0,0140525</text:p>
          </table:table-cell>
          <table:table-cell table:formula="of:=AVERAGE([.D3:.D12])" office:value-type="float" office:value="0.0749992" calcext:value-type="float">
            <text:p>0,0749992</text:p>
          </table:table-cell>
          <table:table-cell table:style-name="ce7" table:formula="of:=AVERAGE([.E3:.E12])" office:value-type="float" office:value="1.3160959" calcext:value-type="float">
            <text:p>1,3160959</text:p>
          </table:table-cell>
          <table:table-cell table:style-name="ce7" table:formula="of:=AVERAGE([.F3:.F12])" office:value-type="float" office:value="8.7368588" calcext:value-type="float">
            <text:p>8,7368588</text:p>
          </table:table-cell>
          <table:table-cell table:style-name="ce7" table:formula="of:=AVERAGE([.G3:.G12])" office:value-type="float" office:value="18.934392" calcext:value-type="float">
            <text:p>18,934392</text:p>
          </table:table-cell>
          <table:table-cell table:style-name="ce7" table:formula="of:=AVERAGE([.H3:.H12])" office:value-type="float" office:value="160.9771939" calcext:value-type="float">
            <text:p>160,9771939</text:p>
          </table:table-cell>
          <table:table-cell table:number-columns-repeated="2"/>
          <table:table-cell table:style-name="ce2" office:value-type="string" calcext:value-type="string">
            <text:p>Promedio</text:p>
          </table:table-cell>
          <table:table-cell table:style-name="ce7" table:formula="of:=AVERAGE([.L3:.L12])" office:value-type="float" office:value="0.0000158" calcext:value-type="float">
            <text:p>0,0000158</text:p>
          </table:table-cell>
          <table:table-cell table:style-name="ce7" table:formula="of:=AVERAGE([.M3:.M12])" office:value-type="float" office:value="0.0092799" calcext:value-type="float">
            <text:p>0,0092799</text:p>
          </table:table-cell>
          <table:table-cell table:style-name="ce7" table:formula="of:=AVERAGE([.N3:.N12])" office:value-type="float" office:value="0.0620897" calcext:value-type="float">
            <text:p>0,0620897</text:p>
          </table:table-cell>
          <table:table-cell table:style-name="ce7" table:formula="of:=AVERAGE([.O3:.O12])" office:value-type="float" office:value="1.6111314" calcext:value-type="float">
            <text:p>1,6111314</text:p>
          </table:table-cell>
          <table:table-cell table:style-name="ce7" table:formula="of:=AVERAGE([.P3:.P12])" office:value-type="float" office:value="10.685471" calcext:value-type="float">
            <text:p>10,685471</text:p>
          </table:table-cell>
          <table:table-cell table:style-name="ce7" table:formula="of:=AVERAGE([.Q3:.Q12])" office:value-type="float" office:value="22.1725053" calcext:value-type="float">
            <text:p>22,1725053</text:p>
          </table:table-cell>
          <table:table-cell table:style-name="ce7" table:formula="of:=AVERAGE([.R3:.R12])" office:value-type="float" office:value="190.9071766" calcext:value-type="float">
            <text:p>190,9071766</text:p>
          </table:table-cell>
          <table:table-cell/>
          <table:table-cell table:style-name="ce2" office:value-type="string" calcext:value-type="string">
            <text:p>Promedio</text:p>
          </table:table-cell>
          <table:table-cell table:style-name="ce7" table:formula="of:=AVERAGE([.U3:.U12])" office:value-type="float" office:value="0.0004489" calcext:value-type="float">
            <text:p>0,0004489</text:p>
          </table:table-cell>
          <table:table-cell table:style-name="ce7" table:formula="of:=AVERAGE([.V3:.V12])" office:value-type="float" office:value="0.0089887" calcext:value-type="float">
            <text:p>0,0089887</text:p>
          </table:table-cell>
          <table:table-cell table:style-name="ce7" table:formula="of:=AVERAGE([.W3:.W12])" office:value-type="float" office:value="0.0461768" calcext:value-type="float">
            <text:p>0,0461768</text:p>
          </table:table-cell>
          <table:table-cell table:style-name="ce7" table:formula="of:=AVERAGE([.X3:.X12])" office:value-type="float" office:value="0.9181001" calcext:value-type="float">
            <text:p>0,9181001</text:p>
          </table:table-cell>
          <table:table-cell table:style-name="ce7" table:formula="of:=AVERAGE([.Y3:.Y12])" office:value-type="float" office:value="5.5014096" calcext:value-type="float">
            <text:p>5,5014096</text:p>
          </table:table-cell>
          <table:table-cell table:style-name="ce7" table:formula="of:=AVERAGE([.Z3:.Z12])" office:value-type="float" office:value="11.0812281" calcext:value-type="float">
            <text:p>11,0812281</text:p>
          </table:table-cell>
          <table:table-cell table:style-name="ce7" table:formula="of:=AVERAGE([.AA3:.AA12])" office:value-type="float" office:value="96.6288089" calcext:value-type="float">
            <text:p>96,6288089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9" office:value-type="string" calcext:value-type="string">
            <text:p>Promedio implementación secuencial (segundos)</text:p>
          </table:table-cell>
          <table:table-cell table:style-name="ce9" office:value-type="string" calcext:value-type="string">
            <text:p>Promedio implementación con hilos (segundos)</text:p>
          </table:table-cell>
          <table:table-cell table:style-name="ce9" office:value-type="string" calcext:value-type="string">
            <text:p>Speed up rate implementación <text:s/>con hilos</text:p>
          </table:table-cell>
          <table:table-cell table:number-columns-repeated="2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formula="of:=[.L13]" office:value-type="float" office:value="0.0000158" calcext:value-type="float">
            <text:p>0,0000158</text:p>
          </table:table-cell>
          <table:table-cell table:style-name="ce8" table:formula="of:=[.B13]" office:value-type="float" office:value="0.0010581" calcext:value-type="float">
            <text:p>0,00105810</text:p>
          </table:table-cell>
          <table:table-cell table:formula="of:=[.B20]/[.C20] - 1" office:value-type="float" office:value="-0.985067573953313" calcext:value-type="float">
            <text:p>-0,985067574</text:p>
          </table:table-cell>
          <table:table-cell table:number-columns-repeated="23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formula="of:=[.M13]" office:value-type="float" office:value="0.0092799" calcext:value-type="float">
            <text:p>0,0092799</text:p>
          </table:table-cell>
          <table:table-cell table:formula="of:=[.C13]" office:value-type="float" office:value="0.0140525" calcext:value-type="float">
            <text:p>0,0140525</text:p>
          </table:table-cell>
          <table:table-cell table:formula="of:=[.B21]/[.C21] -1" office:value-type="float" office:value="-0.339626400996264" calcext:value-type="float">
            <text:p>-0,339626401</text:p>
          </table:table-cell>
          <table:table-cell table:number-columns-repeated="23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formula="of:=[.N13]" office:value-type="float" office:value="0.0620897" calcext:value-type="float">
            <text:p>0,0620897</text:p>
          </table:table-cell>
          <table:table-cell table:formula="of:=[.D13]" office:value-type="float" office:value="0.0749992" calcext:value-type="float">
            <text:p>0,0749992</text:p>
          </table:table-cell>
          <table:table-cell table:formula="of:=[.B22]/[.C22] -1" office:value-type="float" office:value="-0.172128502704029" calcext:value-type="float">
            <text:p>-0,1721285027</text:p>
          </table:table-cell>
          <table:table-cell table:number-columns-repeated="23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formula="of:=[.O13]" office:value-type="float" office:value="1.6111314" calcext:value-type="float">
            <text:p>1,6111314</text:p>
          </table:table-cell>
          <table:table-cell table:formula="of:=[.E13]" office:value-type="float" office:value="1.3160959" calcext:value-type="float">
            <text:p>1,3160959</text:p>
          </table:table-cell>
          <table:table-cell table:formula="of:=[.B23]/[.C23] -1" office:value-type="float" office:value="0.224174773282099" calcext:value-type="float">
            <text:p>0,2241747733</text:p>
          </table:table-cell>
          <table:table-cell table:number-columns-repeated="23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formula="of:=[.P13]" office:value-type="float" office:value="10.685471" calcext:value-type="float">
            <text:p>10,685471</text:p>
          </table:table-cell>
          <table:table-cell table:formula="of:=[.F13]" office:value-type="float" office:value="8.7368588" calcext:value-type="float">
            <text:p>8,7368588</text:p>
          </table:table-cell>
          <table:table-cell table:formula="of:=[.B24]/[.C24] -1" office:value-type="float" office:value="0.223033500323938" calcext:value-type="float">
            <text:p>0,2230335003</text:p>
          </table:table-cell>
          <table:table-cell table:number-columns-repeated="23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formula="of:=[.Q13]" office:value-type="float" office:value="22.1725053" calcext:value-type="float">
            <text:p>22,1725053</text:p>
          </table:table-cell>
          <table:table-cell table:formula="of:=[.G13]" office:value-type="float" office:value="18.934392" calcext:value-type="float">
            <text:p>18,934392</text:p>
          </table:table-cell>
          <table:table-cell table:formula="of:=[.B25]/[.C25] -1" office:value-type="float" office:value="0.171017548384971" calcext:value-type="float">
            <text:p>0,1710175484</text:p>
          </table:table-cell>
          <table:table-cell table:number-columns-repeated="23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[.R13]" office:value-type="float" office:value="190.9071766" calcext:value-type="float">
            <text:p>190,9071766</text:p>
          </table:table-cell>
          <table:table-cell table:formula="of:=[.H13]" office:value-type="float" office:value="160.9771939" calcext:value-type="float">
            <text:p>160,9771939</text:p>
          </table:table-cell>
          <table:table-cell table:formula="of:=[.B26]/[.C26] -1" office:value-type="float" office:value="0.185926850722673" calcext:value-type="float">
            <text:p>0,1859268507</text:p>
          </table:table-cell>
          <table:table-cell table:number-columns-repeated="2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3"/>
        </table:table-row>
        <table:table-row table:style-name="ro3">
          <table:table-cell table:style-name="ce4" office:value-type="string" calcext:value-type="string">
            <text:p>Dimensiones</text:p>
          </table:table-cell>
          <table:table-cell table:style-name="ce9" office:value-type="string" calcext:value-type="string">
            <text:p>Promedio implementación secuencial (segundos)</text:p>
          </table:table-cell>
          <table:table-cell table:style-name="ce9" office:value-type="string" calcext:value-type="string">
            <text:p>Promedio implementación con procesos (segundos)</text:p>
          </table:table-cell>
          <table:table-cell table:style-name="ce9" office:value-type="string" calcext:value-type="string">
            <text:p>Speed up rate implementación con procesos</text:p>
          </table:table-cell>
          <table:table-cell table:number-columns-repeated="2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formula="of:=[.L13]" office:value-type="float" office:value="0.0000158" calcext:value-type="float">
            <text:p>0,0000158</text:p>
          </table:table-cell>
          <table:table-cell table:style-name="ce8" table:formula="of:=[.U13]" office:value-type="float" office:value="0.0004489" calcext:value-type="float">
            <text:p>0,00044890</text:p>
          </table:table-cell>
          <table:table-cell table:formula="of:=[.B30]/[.C30] -1" office:value-type="float" office:value="-0.964802851414569" calcext:value-type="float">
            <text:p>-0,9648028514</text:p>
          </table:table-cell>
          <table:table-cell table:number-columns-repeated="23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formula="of:=[.M13]" office:value-type="float" office:value="0.0092799" calcext:value-type="float">
            <text:p>0,0092799</text:p>
          </table:table-cell>
          <table:table-cell table:formula="of:=[.V13]" office:value-type="float" office:value="0.0089887" calcext:value-type="float">
            <text:p>0,0089887</text:p>
          </table:table-cell>
          <table:table-cell table:formula="of:=[.B31]/[.C31] -1" office:value-type="float" office:value="0.0323962308231447" calcext:value-type="float">
            <text:p>0,0323962308</text:p>
          </table:table-cell>
          <table:table-cell table:number-columns-repeated="23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formula="of:=[.N13]" office:value-type="float" office:value="0.0620897" calcext:value-type="float">
            <text:p>0,0620897</text:p>
          </table:table-cell>
          <table:table-cell table:formula="of:=[.W13]" office:value-type="float" office:value="0.0461768" calcext:value-type="float">
            <text:p>0,0461768</text:p>
          </table:table-cell>
          <table:table-cell table:formula="of:=[.B32]/[.C32] -1" office:value-type="float" office:value="0.344608114897524" calcext:value-type="float">
            <text:p>0,3446081149</text:p>
          </table:table-cell>
          <table:table-cell table:number-columns-repeated="23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formula="of:=[.O13]" office:value-type="float" office:value="1.6111314" calcext:value-type="float">
            <text:p>1,6111314</text:p>
          </table:table-cell>
          <table:table-cell table:formula="of:=[.X13]" office:value-type="float" office:value="0.9181001" calcext:value-type="float">
            <text:p>0,9181001</text:p>
          </table:table-cell>
          <table:table-cell table:formula="of:=[.B33]/[.C33] -1" office:value-type="float" office:value="0.75485374633986" calcext:value-type="float">
            <text:p>0,7548537463</text:p>
          </table:table-cell>
          <table:table-cell table:number-columns-repeated="23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formula="of:=[.P13]" office:value-type="float" office:value="10.685471" calcext:value-type="float">
            <text:p>10,685471</text:p>
          </table:table-cell>
          <table:table-cell table:formula="of:=[.Y13]" office:value-type="float" office:value="5.5014096" calcext:value-type="float">
            <text:p>5,5014096</text:p>
          </table:table-cell>
          <table:table-cell table:formula="of:=[.B34]/[.C34] -1" office:value-type="float" office:value="0.942315111385271" calcext:value-type="float">
            <text:p>0,9423151114</text:p>
          </table:table-cell>
          <table:table-cell table:number-columns-repeated="23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formula="of:=[.Q13]" office:value-type="float" office:value="22.1725053" calcext:value-type="float">
            <text:p>22,1725053</text:p>
          </table:table-cell>
          <table:table-cell table:formula="of:=[.Z13]" office:value-type="float" office:value="11.0812281" calcext:value-type="float">
            <text:p>11,0812281</text:p>
          </table:table-cell>
          <table:table-cell table:formula="of:=[.B35]/[.C35] -1" office:value-type="float" office:value="1.00090685796821" calcext:value-type="float">
            <text:p>1,000906858</text:p>
          </table:table-cell>
          <table:table-cell table:number-columns-repeated="23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[.R13]" office:value-type="float" office:value="190.9071766" calcext:value-type="float">
            <text:p>190,9071766</text:p>
          </table:table-cell>
          <table:table-cell table:formula="of:=[.AA13]" office:value-type="float" office:value="96.6288089" calcext:value-type="float">
            <text:p>96,6288089</text:p>
          </table:table-cell>
          <table:table-cell table:formula="of:=[.B36]/[.C36] -1" office:value-type="float" office:value="0.975675564805601" calcext:value-type="float">
            <text:p>0,9756755648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4">
          <table:table-cell office:value-type="string" calcext:value-type="string">
            <text:p>Dimensiones</text:p>
          </table:table-cell>
          <table:table-cell table:style-name="ce10" office:value-type="string" calcext:value-type="string">
            <text:p>Speed up rate con hilos</text:p>
          </table:table-cell>
          <table:table-cell table:style-name="ce10" office:value-type="string" calcext:value-type="string">
            <text:p>Speed up rate con procesos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0]" office:value-type="float" office:value="10" calcext:value-type="float">
            <text:p>10</text:p>
          </table:table-cell>
          <table:table-cell table:style-name="Default" table:formula="of:=[.D20]" office:value-type="float" office:value="-0.985067573953313" calcext:value-type="float">
            <text:p>-0,985067574</text:p>
          </table:table-cell>
          <table:table-cell table:style-name="Default" table:formula="of:=[.D30]" office:value-type="float" office:value="-0.964802851414569" calcext:value-type="float">
            <text:p>-0,9648028514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1]" office:value-type="float" office:value="100" calcext:value-type="float">
            <text:p>100</text:p>
          </table:table-cell>
          <table:table-cell table:style-name="Default" table:formula="of:=[.D21]" office:value-type="float" office:value="-0.339626400996264" calcext:value-type="float">
            <text:p>-0,339626401</text:p>
          </table:table-cell>
          <table:table-cell table:style-name="Default" table:formula="of:=[.D31]" office:value-type="float" office:value="0.0323962308231447" calcext:value-type="float">
            <text:p>0,0323962308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2]" office:value-type="float" office:value="200" calcext:value-type="float">
            <text:p>200</text:p>
          </table:table-cell>
          <table:table-cell table:style-name="Default" table:formula="of:=[.D22]" office:value-type="float" office:value="-0.172128502704029" calcext:value-type="float">
            <text:p>-0,1721285027</text:p>
          </table:table-cell>
          <table:table-cell table:style-name="Default" table:formula="of:=[.D32]" office:value-type="float" office:value="0.344608114897524" calcext:value-type="float">
            <text:p>0,3446081149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3]" office:value-type="float" office:value="500" calcext:value-type="float">
            <text:p>500</text:p>
          </table:table-cell>
          <table:table-cell table:style-name="Default" table:formula="of:=[.D23]" office:value-type="float" office:value="0.224174773282099" calcext:value-type="float">
            <text:p>0,2241747733</text:p>
          </table:table-cell>
          <table:table-cell table:style-name="Default" table:formula="of:=[.D33]" office:value-type="float" office:value="0.75485374633986" calcext:value-type="float">
            <text:p>0,7548537463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4]" office:value-type="float" office:value="800" calcext:value-type="float">
            <text:p>800</text:p>
          </table:table-cell>
          <table:table-cell table:style-name="Default" table:formula="of:=[.D24]" office:value-type="float" office:value="0.223033500323938" calcext:value-type="float">
            <text:p>0,2230335003</text:p>
          </table:table-cell>
          <table:table-cell table:style-name="Default" table:formula="of:=[.D34]" office:value-type="float" office:value="0.942315111385271" calcext:value-type="float">
            <text:p>0,9423151114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5]" office:value-type="float" office:value="1000" calcext:value-type="float">
            <text:p>1000</text:p>
          </table:table-cell>
          <table:table-cell table:style-name="Default" table:formula="of:=[.D25]" office:value-type="float" office:value="0.171017548384971" calcext:value-type="float">
            <text:p>0,1710175484</text:p>
          </table:table-cell>
          <table:table-cell table:style-name="Default" table:formula="of:=[.D35]" office:value-type="float" office:value="1.00090685796821" calcext:value-type="float">
            <text:p>1,000906858</text:p>
          </table:table-cell>
          <table:table-cell table:style-name="Default"/>
          <table:table-cell table:number-columns-repeated="23"/>
        </table:table-row>
        <table:table-row table:style-name="ro1">
          <table:table-cell table:formula="of:=[.A36]" office:value-type="float" office:value="2000" calcext:value-type="float">
            <text:p>2000</text:p>
          </table:table-cell>
          <table:table-cell table:style-name="Default" table:formula="of:=[.D26]" office:value-type="float" office:value="0.185926850722673" calcext:value-type="float">
            <text:p>0,1859268507</text:p>
          </table:table-cell>
          <table:table-cell table:style-name="Default" table:formula="of:=[.D36]" office:value-type="float" office:value="0.975675564805601" calcext:value-type="float">
            <text:p>0,9756755648</text:p>
          </table:table-cell>
          <table:table-cell table:style-name="Default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 style:data-style-name="N2" text:time-value="20:38:19.694582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21:41.233724089</meta:creation-date>
    <dc:date>2020-03-11T21:31:42.998713509</dc:date>
    <meta:editing-duration>PT2H7M33S</meta:editing-duration>
    <meta:editing-cycles>12</meta:editing-cycles>
    <meta:generator>LibreOffice/5.1.6.2$Linux_X86_64 LibreOffice_project/10m0$Build-2</meta:generator>
    <meta:document-statistic meta:table-count="1" meta:cell-count="37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6cm" svg:y="0.316cm" chart:style-name="ch2">
          <text:p>Promedio de tiempos implementación con hilos</text:p>
        </chart:title>
        <chart:plot-area chart:style-name="ch3" table:cell-range-address="Hoja1.A20:Hoja1.A26 Hoja1.C19:Hoja1.C26" chart:data-source-has-labels="row" svg:x="1.118cm" svg:y="1.326cm" svg:width="14.62cm" svg:height="6.562cm">
          <chartooo:coordinate-region svg:x="3.512cm" svg:y="1.525cm" svg:width="11.854cm" svg:height="5.716cm"/>
          <chart:axis chart:dimension="x" chart:name="primary-x" chart:style-name="ch4">
            <chart:title svg:x="6.545cm" svg:y="8.068cm" chart:style-name="ch5">
              <text:p>Dimensiones de la matriz</text:p>
            </chart:title>
          </chart:axis>
          <chart:axis chart:dimension="y" chart:name="primary-y" chart:style-name="ch6">
            <chart:title svg:x="0.238cm" svg:y="6.053cm" chart:style-name="ch7">
              <text:p>Tiempo (segundos)</text:p>
            </chart:title>
            <chart:grid chart:style-name="ch8" chart:class="major"/>
          </chart:axis>
          <chart:series chart:style-name="ch9" chart:values-cell-range-address="Hoja1.C20:Hoja1.C26" chart:label-cell-address="Hoja1.C19:Hoja1.C19" chart:class="chart:scatter">
            <chart:domain table:cell-range-address="Hoja1.A20:Hoja1.A2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omedio implementación con hilos (segundos)</text:p>
                <draw:g>
                  <svg:desc>Hoja1.C19:Hoja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0.0010581">
                <text:p>0.0010581</text:p>
                <draw:g>
                  <svg:desc>Hoja1.C20:Hoja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140525">
                <text:p>0.0140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749992">
                <text:p>0.074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3160959">
                <text:p>1.3160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8.7368588">
                <text:p>8.736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8.934392">
                <text:p>18.934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0.9771939">
                <text:p>160.9771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88cm" svg:y="0.316cm" chart:style-name="ch2">
          <text:p>Promedio de tiempos implementación secuencial</text:p>
        </chart:title>
        <chart:plot-area chart:style-name="ch3" table:cell-range-address="Hoja1.A20:Hoja1.B26" svg:x="1.331cm" svg:y="1.275cm" svg:width="14.349cm" svg:height="6.564cm">
          <chartooo:coordinate-region svg:x="2.138cm" svg:y="1.474cm" svg:width="13.17cm" svg:height="5.718cm"/>
          <chart:axis chart:dimension="x" chart:name="primary-x" chart:style-name="ch4">
            <chart:title svg:x="6.622cm" svg:y="8.019cm" chart:style-name="ch5">
              <text:p>Dimensiones de la matriz</text:p>
            </chart:title>
          </chart:axis>
          <chart:axis chart:dimension="y" chart:name="primary-y" chart:style-name="ch4">
            <chart:title svg:x="0.451cm" svg:y="6.003cm" chart:style-name="ch6">
              <text:p>Tiempo (segundos)</text:p>
            </chart:title>
            <chart:grid chart:style-name="ch7" chart:class="major"/>
          </chart:axis>
          <chart:series chart:style-name="ch8" chart:values-cell-range-address="Hoja1.B20:Hoja1.B26" chart:class="chart:scatter">
            <chart:domain table:cell-range-address="Hoja1.A20:Hoja1.A2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0.0000158">
                <text:p>0.0000158</text:p>
                <draw:g>
                  <svg:desc>Hoja1.B20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92799">
                <text:p>0.009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620897">
                <text:p>0.0620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6111314">
                <text:p>1.6111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0.685471">
                <text:p>10.685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2.1725053">
                <text:p>22.172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0.9071766">
                <text:p>190.9071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Speed up rate</text:p>
        </chart:title>
        <chart:plot-area chart:style-name="ch3" table:cell-range-address="Hoja1.A20:Hoja1.A26 Hoja1.D20:Hoja1.D26" svg:x="1.331cm" svg:y="1.275cm" svg:width="14.349cm" svg:height="6.564cm">
          <chartooo:coordinate-region svg:x="2.164cm" svg:y="1.474cm" svg:width="13.144cm" svg:height="6.166cm"/>
          <chart:axis chart:dimension="x" chart:name="primary-x" chart:style-name="ch4">
            <chart:title svg:x="6.622cm" svg:y="8.019cm" chart:style-name="ch5">
              <text:p>Dimensiones de la matriz</text:p>
            </chart:title>
          </chart:axis>
          <chart:axis chart:dimension="y" chart:name="primary-y" chart:style-name="ch4">
            <chart:title svg:x="0.451cm" svg:y="5.673cm" chart:style-name="ch6">
              <text:p>Speed up ratio</text:p>
            </chart:title>
            <chart:grid chart:style-name="ch7" chart:class="major"/>
          </chart:axis>
          <chart:series chart:style-name="ch8" chart:values-cell-range-address="Hoja1.D20:Hoja1.D26" chart:class="chart:scatter">
            <chart:domain table:cell-range-address="Hoja1.A20:Hoja1.A2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-0.985067573953313">
                <text:p>-0.985067573953313</text:p>
                <draw:g>
                  <svg:desc>Hoja1.D20:Hoja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39626400996264">
                <text:p>-0.339626400996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172128502704029">
                <text:p>-0.172128502704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24174773282099">
                <text:p>0.224174773282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223033500323938">
                <text:p>0.223033500323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71017548384971">
                <text:p>0.17101754838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185926850722673">
                <text:p>0.185926850722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66cm" svg:height="10.003cm" xlink:href=".." xlink:type="simple" chart:class="chart:scatter" chart:style-name="ch1">
        <chart:title svg:x="3.493cm" svg:y="0.47cm" chart:style-name="ch2">
          <text:p>Promedio de tiempos implementación con procesos</text:p>
        </chart:title>
        <chart:plot-area chart:style-name="ch3" table:cell-range-address="Hoja1.A30:Hoja1.A36 Hoja1.C30:Hoja1.C36" svg:x="1.358cm" svg:y="1.315cm" svg:width="15.661cm" svg:height="7.507cm">
          <chartooo:coordinate-region svg:x="3.567cm" svg:y="1.514cm" svg:width="12.895cm" svg:height="6.661cm"/>
          <chart:axis chart:dimension="x" chart:name="primary-x" chart:style-name="ch4">
            <chart:title svg:x="7.305cm" svg:y="9.022cm" chart:style-name="ch5">
              <text:p>DImensiones de la matriz</text:p>
            </chart:title>
          </chart:axis>
          <chart:axis chart:dimension="y" chart:name="primary-y" chart:style-name="ch6">
            <chart:title svg:x="0.451cm" svg:y="6.528cm" chart:style-name="ch7">
              <text:p>TIempo (segundos)</text:p>
            </chart:title>
            <chart:grid chart:style-name="ch8" chart:class="major"/>
          </chart:axis>
          <chart:series chart:style-name="ch9" chart:values-cell-range-address="Hoja1.C30:Hoja1.C36" chart:class="chart:scatter">
            <chart:domain table:cell-range-address="Hoja1.A30:Hoja1.A3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30:Hoja1.A36</svg:desc>
                </draw:g>
              </table:table-cell>
              <table:table-cell office:value-type="float" office:value="0.0004489">
                <text:p>0.0004489</text:p>
                <draw:g>
                  <svg:desc>Hoja1.C30:Hoja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89887">
                <text:p>0.0089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461768">
                <text:p>0.0461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9181001">
                <text:p>0.9181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5.5014096">
                <text:p>5.501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1.0812281">
                <text:p>11.0812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96.6288089">
                <text:p>96.62880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25cm" svg:y="0.316cm" chart:style-name="ch2">
          <text:p>Speed up rate implementación con procesos</text:p>
        </chart:title>
        <chart:plot-area chart:style-name="ch3" table:cell-range-address="Hoja1.A30:Hoja1.A36 Hoja1.D30:Hoja1.D36" svg:x="1.331cm" svg:y="1.275cm" svg:width="14.349cm" svg:height="6.564cm">
          <chartooo:coordinate-region svg:x="2.164cm" svg:y="1.474cm" svg:width="13.144cm" svg:height="6.166cm"/>
          <chart:axis chart:dimension="x" chart:name="primary-x" chart:style-name="ch4">
            <chart:title svg:x="6.371cm" svg:y="8.019cm" chart:style-name="ch5">
              <text:p>Dimensiones de las matrices</text:p>
            </chart:title>
          </chart:axis>
          <chart:axis chart:dimension="y" chart:name="primary-y" chart:style-name="ch4">
            <chart:title svg:x="0.451cm" svg:y="5.633cm" chart:style-name="ch6">
              <text:p>Speed up rate</text:p>
            </chart:title>
            <chart:grid chart:style-name="ch7" chart:class="major"/>
          </chart:axis>
          <chart:series chart:style-name="ch8" chart:values-cell-range-address="Hoja1.D30:Hoja1.D36" chart:class="chart:scatter">
            <chart:domain table:cell-range-address="Hoja1.A30:Hoja1.A3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30:Hoja1.A36</svg:desc>
                </draw:g>
              </table:table-cell>
              <table:table-cell office:value-type="float" office:value="-0.964802851414569">
                <text:p>-0.964802851414569</text:p>
                <draw:g>
                  <svg:desc>Hoja1.D30:Hoja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323962308231447">
                <text:p>0.0323962308231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344608114897524">
                <text:p>0.344608114897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5485374633986">
                <text:p>0.75485374633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942315111385271">
                <text:p>0.942315111385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.00090685796821">
                <text:p>1.0009068579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975675564805601">
                <text:p>0.9756755648056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Speed up rate (hilos vs. procesos)</text:p>
        </chart:title>
        <chart:legend chart:legend-position="end" svg:x="10.343cm" svg:y="3.952cm" style:legend-expansion="high" chart:style-name="ch3"/>
        <chart:plot-area chart:style-name="ch4" table:cell-range-address="Hoja1.A40:Hoja1.C47" chart:data-source-has-labels="row" svg:x="1.331cm" svg:y="1.275cm" svg:width="8.692cm" svg:height="6.564cm">
          <chartooo:coordinate-region svg:x="2.164cm" svg:y="1.474cm" svg:width="7.487cm" svg:height="6.166cm"/>
          <chart:axis chart:dimension="x" chart:name="primary-x" chart:style-name="ch5">
            <chart:title svg:x="3.794cm" svg:y="8.019cm" chart:style-name="ch6">
              <text:p>Dimensiones de la matriz</text:p>
            </chart:title>
          </chart:axis>
          <chart:axis chart:dimension="y" chart:name="primary-y" chart:style-name="ch5">
            <chart:title svg:x="0.451cm" svg:y="5.633cm" chart:style-name="ch7">
              <text:p>Speed up rate</text:p>
            </chart:title>
            <chart:grid chart:style-name="ch8" chart:class="major"/>
          </chart:axis>
          <chart:series chart:style-name="ch9" chart:values-cell-range-address="Hoja1.B41:Hoja1.B47" chart:label-cell-address="Hoja1.B40:Hoja1.B40" chart:class="chart:scatter">
            <chart:domain table:cell-range-address="Hoja1.A41:Hoja1.A47"/>
            <chart:data-point chart:repeated="7"/>
          </chart:series>
          <chart:series chart:style-name="ch10" chart:values-cell-range-address="Hoja1.C41:Hoja1.C47" chart:label-cell-address="Hoja1.C40:Hoja1.C40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con hilos</text:p>
                <draw:g>
                  <svg:desc>Hoja1.B40:Hoja1.B40</svg:desc>
                </draw:g>
              </table:table-cell>
              <table:table-cell office:value-type="string">
                <text:p>Speed up rate con procesos</text:p>
                <draw:g>
                  <svg:desc>Hoja1.C40:Hoja1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41:Hoja1.A47</svg:desc>
                </draw:g>
              </table:table-cell>
              <table:table-cell office:value-type="float" office:value="-0.985067573953313">
                <text:p>-0.985067573953313</text:p>
                <draw:g>
                  <svg:desc>Hoja1.B41:Hoja1.B47</svg:desc>
                </draw:g>
              </table:table-cell>
              <table:table-cell office:value-type="float" office:value="-0.964802851414569">
                <text:p>-0.964802851414569</text:p>
                <draw:g>
                  <svg:desc>Hoja1.C41:Hoja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39626400996264">
                <text:p>-0.339626400996264</text:p>
              </table:table-cell>
              <table:table-cell office:value-type="float" office:value="0.0323962308231447">
                <text:p>0.0323962308231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172128502704029">
                <text:p>-0.172128502704029</text:p>
              </table:table-cell>
              <table:table-cell office:value-type="float" office:value="0.344608114897524">
                <text:p>0.344608114897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24174773282099">
                <text:p>0.224174773282099</text:p>
              </table:table-cell>
              <table:table-cell office:value-type="float" office:value="0.75485374633986">
                <text:p>0.75485374633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223033500323938">
                <text:p>0.223033500323938</text:p>
              </table:table-cell>
              <table:table-cell office:value-type="float" office:value="0.942315111385271">
                <text:p>0.942315111385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71017548384971">
                <text:p>0.171017548384971</text:p>
              </table:table-cell>
              <table:table-cell office:value-type="float" office:value="1.00090685796821">
                <text:p>1.0009068579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185926850722673">
                <text:p>0.185926850722673</text:p>
              </table:table-cell>
              <table:table-cell office:value-type="float" office:value="0.975675564805601">
                <text:p>0.9756755648056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